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548235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c0504d" draw:opacity="100%" draw:stroke="solid" svg:stroke-width="0.02778in" svg:stroke-color="#8c3836" svg:stroke-opacity="100%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8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.05in" fo:padding-bottom="0.05in" fo:padding-left="0.1in" fo:padding-right="0.1in" draw:textarea-vertical-align="middle" draw:textarea-horizontal-align="center" draw:fill="solid" draw:fill-color="#70ad47" draw:opacity="100%" draw:stroke="solid" svg:stroke-width="0.01389in" svg:stroke-color="#507e32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2083in" svg:stroke-color="#ffffff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52" draw:master-page-name="Master1-Layout1-title-Titeldia" presentation:presentation-page-layout-name="Master1-PPL1" draw:id="Slide-256">
        <draw:custom-shape svg:x="5.24461in" svg:y="5.56122in" svg:width="2.68847in" svg:height="1.79905in" draw:id="id69" draw:style-name="a765" draw:name="Rechthoek 3">
          <svg:title/>
          <svg:desc/>
          <text:p text:style-name="a754" text:class-names="" text:cond-style-name=""><text:span text:style-name="a753" text:class-names="">HOUT!!</text:span></text:p>
          <text:p text:style-name="a756" text:class-names="" text:cond-style-name=""><text:span text:style-name="a755" text:class-names=""/></text:p>
          <text:p text:style-name="a759" text:class-names="" text:cond-style-name=""><text:span text:style-name="a757" text:class-names="">KostenHoeveelheid</text:span><text:span text:style-name="a758" text:class-names=""/></text:p>
          <text:p text:style-name="a761" text:class-names="" text:cond-style-name=""><text:span text:style-name="a760" text:class-names="">-------------------------</text:span></text:p>
          <text:p text:style-name="a764" text:class-names="" text:cond-style-name=""><text:span text:style-name="a762" text:class-names="">HoeveelheidInHoutVerzameling</text:span><text:span text:style-name="a7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7in" svg:y="4.18123in" svg:width="1.45159in" svg:height="1.28235in" draw:id="id70" draw:style-name="a768" draw:name="Rechthoek 4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5943in" svg:y="4.1809in" svg:width="1.42695in" svg:height="1.28235in" draw:id="id71" draw:style-name="a771" draw:name="Rechthoek 5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5943in" svg:y="1.38753in" svg:width="1.42695in" svg:height="1.28235in" draw:id="id72" draw:style-name="a774" draw:name="Rechthoek 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711in" svg:y="1.38753in" svg:width="1.44715in" svg:height="1.28235in" draw:id="id73" draw:style-name="a777" draw:name="Rechthoek 7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05943in" svg:y="2.76564in" svg:width="1.42695in" svg:height="1.28235in" draw:id="id74" draw:style-name="a780" draw:name="Rechthoek 8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05287in" svg:y="4.30124in" svg:width="2.07157in" svg:height="1.69608in" draw:id="id75" draw:style-name="a783" draw:name="Rechthoek 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666in" svg:y="2.76383in" svg:width="1.45299in" svg:height="1.28235in" draw:id="id76" draw:style-name="a786" draw:name="Rechthoek 10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4.93352in" svg:height="7.5in" draw:id="id77" draw:style-name="a792" draw:name="Rechthoek 11">
          <svg:title/>
          <svg:desc/>
          <text:p text:style-name="a791" text:class-names="" text:cond-style-name=""><text:span text:style-name="a787" text:class-names="">Menu om<text:s text:c="1"/></text:span><text:span text:style-name="a788" text:class-names="">crafting</text:span><text:span text:style-name="a789" text:class-names=""><text:s text:c="1"/>dingen uit te kiezen</text:span><text:span text:style-name="a7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4164in" svg:y="-0.01152in" svg:width="5.09168in" svg:height="7.51152in" draw:id="id78" draw:style-name="a796" draw:name="Rechthoek 12">
          <svg:title/>
          <svg:desc/>
          <text:p text:style-name="a795" text:class-names="" text:cond-style-name=""><text:span text:style-name="a793" text:class-names="">Plaatje van item + beschrijving en damage enzo</text:span><text:span text:style-name="a7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1152in" svg:width="1.70549in" svg:height="2.25in" draw:id="id79" draw:style-name="a800" draw:name="Rechthoek 14">
          <svg:title/>
          <svg:desc/>
          <text:p text:style-name="a799" text:class-names="" text:cond-style-name=""><text:span text:style-name="a797" text:class-names="">Alchemy</text:span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0548in" svg:y="-0.02304in" svg:width="1.65373in" svg:height="2.26152in" draw:id="id80" draw:style-name="a804" draw:name="Rechthoek 15">
          <svg:title/>
          <svg:desc/>
          <text:p text:style-name="a803" text:class-names="" text:cond-style-name=""><text:span text:style-name="a801" text:class-names="">Tools</text:span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35921in" svg:y="-0.02524in" svg:width="1.57431in" svg:height="2.26372in" draw:id="id81" draw:style-name="a808" draw:name="Rechthoek 16">
          <svg:title/>
          <svg:desc/>
          <text:p text:style-name="a807" text:class-names="" text:cond-style-name=""><text:span text:style-name="a805" text:class-names="">Armour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87918in" svg:y="-0.01152in" svg:width="1.5155in" svg:height="1.28235in" draw:id="id82" draw:style-name="a812" draw:name="Rechthoek 6">
          <svg:title/>
          <svg:desc/>
          <text:p text:style-name="a811" text:class-names="" text:cond-style-name=""><text:span text:style-name="a809" text:class-names="">Resultaat</text:span><text:span text:style-name="a8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818">
          <draw:page-thumbnail draw:page-number="1" svg:x="0.41667in" svg:y="0.75in" svg:width="6.66667in" svg:height="3.75in" presentation:class="page" draw:id="id83" presentation:style-name="a813" draw:name="Tijdelijke aanduiding voor dia-afbeelding 1">
            <svg:title/>
            <svg:desc/>
          </draw:page-thumbnail>
          <draw:frame draw:id="id84" presentation:style-name="a814" draw:name="Tijdelijke aanduiding voor notities 2" svg:x="0.75in" svg:y="4.75in" svg:width="6in" svg:height="4.5in" presentation:class="notes" presentation:placeholder="true">
            <draw:text-box/>
            <svg:title/>
            <svg:desc/>
          </draw:frame>
          <draw:frame draw:id="id85" draw:style-name="a817" draw:name="Tijdelijke aanduiding voor dianummer 3" svg:x="4.24826in" svg:y="9.49826in" svg:width="3.25in" svg:height="0.5in">
            <draw:text-box>
              <text:p text:style-name="a816" text:class-names="" text:cond-style-name=""><text:span text:style-name="a815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Tijdelijke aanduiding voor datum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10/2015</text:date></text:span></text:p>
        </draw:text-box>
        <svg:title/>
        <svg:desc/>
      </draw:frame>
      <draw:frame draw:id="id3" presentation:style-name="a28" draw:name="Tijdelijke aanduiding voor voettekst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Tijdelijke aanduiding voor dianumm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Tijdelijke aanduiding voor koptekst 1" svg:x="0in" svg:y="0in" svg:width="3.25in" svg:height="0.5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Tijdelijke aanduiding voor datum 2" svg:x="4.24826in" svg:y="0in" svg:width="3.25in" svg:height="0.5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40" draw:name="Tijdelijke aanduiding voor dia-afbeelding 3">
          <svg:title/>
          <svg:desc/>
        </draw:page-thumbnail>
        <draw:frame draw:id="id8" presentation:style-name="a56" draw:name="Tijdelijke aanduiding voor notities 4" svg:x="0.75in" svg:y="4.75in" svg:width="6in" svg:height="4.5in" presentation:class="notes" presentation:placeholder="false">
          <draw:text-box>
            <text:p text:style-name="a42" text:class-names="" text:cond-style-name=""><text:span text:style-name="a41" text:class-names="">Klik om de modelstijlen te bewerken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Tweed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Vijfde niveau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Tijdelijke aanduiding voor voettekst 5" svg:x="0in" svg:y="9.49826in" svg:width="3.25in" svg:height="0.5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Tijdelijke aanduiding voor dianummer 6" svg:x="4.24826in" svg:y="9.49826in" svg:width="3.25in" svg:height="0.5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5">
      <draw:frame draw:id="id11" presentation:style-name="a69" draw:name="Titel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Klik om de stijl te bewerken</text:span><text:span text:style-name="a67" text:class-names=""/></text:p>
        </draw:text-box>
        <svg:title/>
        <svg:desc/>
      </draw:frame>
      <draw:frame draw:id="id12" presentation:style-name="a73" draw:name="Ondertitel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Klik om de ondertitelstijl van het model te bewerken</text:span><text:span text:style-name="a71" text:class-names=""/></text:p>
        </draw:text-box>
        <svg:title/>
        <svg:desc/>
      </draw:frame>
      <draw:frame draw:id="id13" presentation:style-name="a77" draw:name="Tijdelijke aanduiding voor datum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10/10/2015</text:date></text:span></text:p>
        </draw:text-box>
        <svg:title/>
        <svg:desc/>
      </draw:frame>
      <draw:frame draw:id="id14" presentation:style-name="a80" draw:name="Tijdelijke aanduiding voor voettekst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Tijdelijke aanduiding voor dianumm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Tijdelijke aanduiding voor koptekst 1" svg:x="0in" svg:y="0in" svg:width="3.25in" svg:height="0.5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Tijdelijke aanduiding voor datum 2" svg:x="4.24826in" svg:y="0in" svg:width="3.25in" svg:height="0.5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92" draw:name="Tijdelijke aanduiding voor dia-afbeelding 3">
          <svg:title/>
          <svg:desc/>
        </draw:page-thumbnail>
        <draw:frame draw:id="id8" presentation:style-name="a108" draw:name="Tijdelijke aanduiding voor notities 4" svg:x="0.75in" svg:y="4.75in" svg:width="6in" svg:height="4.5in" presentation:class="notes" presentation:placeholder="false">
          <draw:text-box>
            <text:p text:style-name="a94" text:class-names="" text:cond-style-name=""><text:span text:style-name="a93" text:class-names="">Klik om de modelstijlen te bewerken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Tweede niveau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Vijfde niveau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Tijdelijke aanduiding voor voettekst 5" svg:x="0in" svg:y="9.49826in" svg:width="3.25in" svg:height="0.5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Tijdelijke aanduiding voor dianummer 6" svg:x="4.24826in" svg:y="9.49826in" svg:width="3.25in" svg:height="0.5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17">
      <draw:frame draw:id="id16" presentation:style-name="a121" draw:name="Titel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Klik om de stijl te bewerken</text:span><text:span text:style-name="a119" text:class-names=""/></text:p>
        </draw:text-box>
        <svg:title/>
        <svg:desc/>
      </draw:frame>
      <draw:frame draw:id="id17" presentation:style-name="a138" draw:name="Tijdelijke aanduiding voor inhoud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Klik om de modelstijlen te bewerken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Tweede niveau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Vijfde niveau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Tijdelijke aanduiding voor datum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10/10/2015</text:date></text:span></text:p>
        </draw:text-box>
        <svg:title/>
        <svg:desc/>
      </draw:frame>
      <draw:frame draw:id="id19" presentation:style-name="a145" draw:name="Tijdelijke aanduiding voor voettekst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Tijdelijke aanduiding voor dianumm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Tijdelijke aanduiding voor koptekst 1" svg:x="0in" svg:y="0in" svg:width="3.25in" svg:height="0.5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Tijdelijke aanduiding voor datum 2" svg:x="4.24826in" svg:y="0in" svg:width="3.25in" svg:height="0.5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157" draw:name="Tijdelijke aanduiding voor dia-afbeelding 3">
          <svg:title/>
          <svg:desc/>
        </draw:page-thumbnail>
        <draw:frame draw:id="id8" presentation:style-name="a173" draw:name="Tijdelijke aanduiding voor notities 4" svg:x="0.75in" svg:y="4.75in" svg:width="6in" svg:height="4.5in" presentation:class="notes" presentation:placeholder="false">
          <draw:text-box>
            <text:p text:style-name="a159" text:class-names="" text:cond-style-name=""><text:span text:style-name="a158" text:class-names="">Klik om de modelstijlen te bewerken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Tweede niveau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Vijfde niveau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Tijdelijke aanduiding voor voettekst 5" svg:x="0in" svg:y="9.49826in" svg:width="3.25in" svg:height="0.5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Tijdelijke aanduiding voor dianummer 6" svg:x="4.24826in" svg:y="9.49826in" svg:width="3.25in" svg:height="0.5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2">
      <draw:frame draw:id="id21" presentation:style-name="a186" draw:name="Titel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Klik om de stijl te bewerken</text:span><text:span text:style-name="a184" text:class-names=""/></text:p>
        </draw:text-box>
        <svg:title/>
        <svg:desc/>
      </draw:frame>
      <draw:frame draw:id="id22" presentation:style-name="a190" draw:name="Tijdelijke aanduiding voor tekst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title/>
        <svg:desc/>
      </draw:frame>
      <draw:frame draw:id="id23" presentation:style-name="a194" draw:name="Tijdelijke aanduiding voor datum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10/10/2015</text:date></text:span></text:p>
        </draw:text-box>
        <svg:title/>
        <svg:desc/>
      </draw:frame>
      <draw:frame draw:id="id24" presentation:style-name="a197" draw:name="Tijdelijke aanduiding voor voettekst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Tijdelijke aanduiding voor dianumm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Tijdelijke aanduiding voor koptekst 1" svg:x="0in" svg:y="0in" svg:width="3.25in" svg:height="0.5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Tijdelijke aanduiding voor datum 2" svg:x="4.24826in" svg:y="0in" svg:width="3.25in" svg:height="0.5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209" draw:name="Tijdelijke aanduiding voor dia-afbeelding 3">
          <svg:title/>
          <svg:desc/>
        </draw:page-thumbnail>
        <draw:frame draw:id="id8" presentation:style-name="a225" draw:name="Tijdelijke aanduiding voor notities 4" svg:x="0.75in" svg:y="4.75in" svg:width="6in" svg:height="4.5in" presentation:class="notes" presentation:placeholder="false">
          <draw:text-box>
            <text:p text:style-name="a211" text:class-names="" text:cond-style-name=""><text:span text:style-name="a210" text:class-names="">Klik om de modelstijlen te bewerken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Tweede niveau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Vijfde niveau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Tijdelijke aanduiding voor voettekst 5" svg:x="0in" svg:y="9.49826in" svg:width="3.25in" svg:height="0.5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Tijdelijke aanduiding voor dianummer 6" svg:x="4.24826in" svg:y="9.49826in" svg:width="3.25in" svg:height="0.5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34">
      <draw:frame draw:id="id26" presentation:style-name="a238" draw:name="Titel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Klik om de stijl te bewerken</text:span><text:span text:style-name="a236" text:class-names=""/></text:p>
        </draw:text-box>
        <svg:title/>
        <svg:desc/>
      </draw:frame>
      <draw:frame draw:id="id27" presentation:style-name="a255" draw:name="Tijdelijke aanduiding voor inhoud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Klik om de modelstijlen te bewerken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Tweed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Vijfd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Tijdelijke aanduiding voor inhoud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Klik om de modelstijlen te bewerk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Tweede niveau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Vijfde niveau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Tijdelijke aanduiding voor datum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0/10/2015</text:date></text:span></text:p>
        </draw:text-box>
        <svg:title/>
        <svg:desc/>
      </draw:frame>
      <draw:frame draw:id="id30" presentation:style-name="a279" draw:name="Tijdelijke aanduiding voor voettekst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Tijdelijke aanduiding voor dianumm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Tijdelijke aanduiding voor koptekst 1" svg:x="0in" svg:y="0in" svg:width="3.25in" svg:height="0.5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Tijdelijke aanduiding voor datum 2" svg:x="4.24826in" svg:y="0in" svg:width="3.25in" svg:height="0.5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291" draw:name="Tijdelijke aanduiding voor dia-afbeelding 3">
          <svg:title/>
          <svg:desc/>
        </draw:page-thumbnail>
        <draw:frame draw:id="id8" presentation:style-name="a307" draw:name="Tijdelijke aanduiding voor notities 4" svg:x="0.75in" svg:y="4.75in" svg:width="6in" svg:height="4.5in" presentation:class="notes" presentation:placeholder="false">
          <draw:text-box>
            <text:p text:style-name="a293" text:class-names="" text:cond-style-name=""><text:span text:style-name="a292" text:class-names="">Klik om de modelstijlen te bewerken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Tweede niveau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Vijfde niveau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Tijdelijke aanduiding voor voettekst 5" svg:x="0in" svg:y="9.49826in" svg:width="3.25in" svg:height="0.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Tijdelijke aanduiding voor dianummer 6" svg:x="4.24826in" svg:y="9.49826in" svg:width="3.25in" svg:height="0.5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16">
      <draw:frame draw:id="id32" presentation:style-name="a320" draw:name="Titel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Klik om de stijl te bewerken</text:span><text:span text:style-name="a318" text:class-names=""/></text:p>
        </draw:text-box>
        <svg:title/>
        <svg:desc/>
      </draw:frame>
      <draw:frame draw:id="id33" presentation:style-name="a324" draw:name="Tijdelijke aanduiding voor tekst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Klik om de modelstijlen te bewerken</text:span></text:p>
            </text:list-item>
          </text:list>
        </draw:text-box>
        <svg:title/>
        <svg:desc/>
      </draw:frame>
      <draw:frame draw:id="id34" presentation:style-name="a341" draw:name="Tijdelijke aanduiding voor inhoud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 om de modelstijlen te bewerken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Tweede niveau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Vijfde niveau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ijdelijke aanduiding voor tekst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Klik om de modelstijlen te bewerken</text:span></text:p>
            </text:list-item>
          </text:list>
        </draw:text-box>
        <svg:title/>
        <svg:desc/>
      </draw:frame>
      <draw:frame draw:id="id36" presentation:style-name="a362" draw:name="Tijdelijke aanduiding voor inhoud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Klik om de modelstijlen te bewerken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Tweed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Vijfde niveau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Tijdelijke aanduiding voor datum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10/10/2015</text:date></text:span></text:p>
        </draw:text-box>
        <svg:title/>
        <svg:desc/>
      </draw:frame>
      <draw:frame draw:id="id38" presentation:style-name="a369" draw:name="Tijdelijke aanduiding voor voettekst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Tijdelijke aanduiding voor dianumm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Tijdelijke aanduiding voor koptekst 1" svg:x="0in" svg:y="0in" svg:width="3.25in" svg:height="0.5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Tijdelijke aanduiding voor datum 2" svg:x="4.24826in" svg:y="0in" svg:width="3.25in" svg:height="0.5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381" draw:name="Tijdelijke aanduiding voor dia-afbeelding 3">
          <svg:title/>
          <svg:desc/>
        </draw:page-thumbnail>
        <draw:frame draw:id="id8" presentation:style-name="a397" draw:name="Tijdelijke aanduiding voor notities 4" svg:x="0.75in" svg:y="4.75in" svg:width="6in" svg:height="4.5in" presentation:class="notes" presentation:placeholder="false">
          <draw:text-box>
            <text:p text:style-name="a383" text:class-names="" text:cond-style-name=""><text:span text:style-name="a382" text:class-names="">Klik om de modelstijlen te bewerken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Tweede niveau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Vijfde niveau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Tijdelijke aanduiding voor voettekst 5" svg:x="0in" svg:y="9.49826in" svg:width="3.25in" svg:height="0.5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Tijdelijke aanduiding voor dianummer 6" svg:x="4.24826in" svg:y="9.49826in" svg:width="3.25in" svg:height="0.5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06">
      <draw:frame draw:id="id40" presentation:style-name="a410" draw:name="Titel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Klik om de stijl te bewerken</text:span><text:span text:style-name="a408" text:class-names=""/></text:p>
        </draw:text-box>
        <svg:title/>
        <svg:desc/>
      </draw:frame>
      <draw:frame draw:id="id41" presentation:style-name="a414" draw:name="Tijdelijke aanduiding voor datum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10/10/2015</text:date></text:span></text:p>
        </draw:text-box>
        <svg:title/>
        <svg:desc/>
      </draw:frame>
      <draw:frame draw:id="id42" presentation:style-name="a417" draw:name="Tijdelijke aanduiding voor voettekst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Tijdelijke aanduiding voor dianumm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Tijdelijke aanduiding voor koptekst 1" svg:x="0in" svg:y="0in" svg:width="3.25in" svg:height="0.5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Tijdelijke aanduiding voor datum 2" svg:x="4.24826in" svg:y="0in" svg:width="3.25in" svg:height="0.5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429" draw:name="Tijdelijke aanduiding voor dia-afbeelding 3">
          <svg:title/>
          <svg:desc/>
        </draw:page-thumbnail>
        <draw:frame draw:id="id8" presentation:style-name="a445" draw:name="Tijdelijke aanduiding voor notities 4" svg:x="0.75in" svg:y="4.75in" svg:width="6in" svg:height="4.5in" presentation:class="notes" presentation:placeholder="false">
          <draw:text-box>
            <text:p text:style-name="a431" text:class-names="" text:cond-style-name=""><text:span text:style-name="a430" text:class-names="">Klik om de modelstijlen te bewerken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Tweede niveau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Vijfde niveau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Tijdelijke aanduiding voor voettekst 5" svg:x="0in" svg:y="9.49826in" svg:width="3.25in" svg:height="0.5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Tijdelijke aanduiding voor dianummer 6" svg:x="4.24826in" svg:y="9.49826in" svg:width="3.25in" svg:height="0.5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54">
      <draw:frame draw:id="id44" presentation:style-name="a458" draw:name="Tijdelijke aanduiding voor datum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10/10/2015</text:date></text:span></text:p>
        </draw:text-box>
        <svg:title/>
        <svg:desc/>
      </draw:frame>
      <draw:frame draw:id="id45" presentation:style-name="a461" draw:name="Tijdelijke aanduiding voor voettekst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Tijdelijke aanduiding voor dianumm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Tijdelijke aanduiding voor koptekst 1" svg:x="0in" svg:y="0in" svg:width="3.25in" svg:height="0.5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Tijdelijke aanduiding voor datum 2" svg:x="4.24826in" svg:y="0in" svg:width="3.25in" svg:height="0.5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473" draw:name="Tijdelijke aanduiding voor dia-afbeelding 3">
          <svg:title/>
          <svg:desc/>
        </draw:page-thumbnail>
        <draw:frame draw:id="id8" presentation:style-name="a489" draw:name="Tijdelijke aanduiding voor notities 4" svg:x="0.75in" svg:y="4.75in" svg:width="6in" svg:height="4.5in" presentation:class="notes" presentation:placeholder="false">
          <draw:text-box>
            <text:p text:style-name="a475" text:class-names="" text:cond-style-name=""><text:span text:style-name="a474" text:class-names="">Klik om de modelstijlen te bewerken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Tweede niveau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Vijfde niveau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Tijdelijke aanduiding voor voettekst 5" svg:x="0in" svg:y="9.49826in" svg:width="3.25in" svg:height="0.5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Tijdelijke aanduiding voor dianummer 6" svg:x="4.24826in" svg:y="9.49826in" svg:width="3.25in" svg:height="0.5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498">
      <draw:frame draw:id="id47" presentation:style-name="a502" draw:name="Titel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Klik om de stijl te bewerken</text:span><text:span text:style-name="a500" text:class-names=""/></text:p>
        </draw:text-box>
        <svg:title/>
        <svg:desc/>
      </draw:frame>
      <draw:frame draw:id="id48" presentation:style-name="a519" draw:name="Tijdelijke aanduiding voor inhoud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Klik om de modelstijlen te bewerken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Tweede niveau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Derde niveau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Vijfde niveau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ijdelijke aanduiding voor tekst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Klik om de modelstijlen te bewerken</text:span></text:p>
            </text:list-item>
          </text:list>
        </draw:text-box>
        <svg:title/>
        <svg:desc/>
      </draw:frame>
      <draw:frame draw:id="id50" presentation:style-name="a527" draw:name="Tijdelijke aanduiding voor datum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10/10/2015</text:date></text:span></text:p>
        </draw:text-box>
        <svg:title/>
        <svg:desc/>
      </draw:frame>
      <draw:frame draw:id="id51" presentation:style-name="a530" draw:name="Tijdelijke aanduiding voor voettekst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Tijdelijke aanduiding voor dianumm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Tijdelijke aanduiding voor koptekst 1" svg:x="0in" svg:y="0in" svg:width="3.25in" svg:height="0.5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Tijdelijke aanduiding voor datum 2" svg:x="4.24826in" svg:y="0in" svg:width="3.25in" svg:height="0.5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542" draw:name="Tijdelijke aanduiding voor dia-afbeelding 3">
          <svg:title/>
          <svg:desc/>
        </draw:page-thumbnail>
        <draw:frame draw:id="id8" presentation:style-name="a558" draw:name="Tijdelijke aanduiding voor notities 4" svg:x="0.75in" svg:y="4.75in" svg:width="6in" svg:height="4.5in" presentation:class="notes" presentation:placeholder="false">
          <draw:text-box>
            <text:p text:style-name="a544" text:class-names="" text:cond-style-name=""><text:span text:style-name="a543" text:class-names="">Klik om de modelstijlen te bewerken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Tweede niveau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Vijfde niveau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Tijdelijke aanduiding voor voettekst 5" svg:x="0in" svg:y="9.49826in" svg:width="3.25in" svg:height="0.5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Tijdelijke aanduiding voor dianummer 6" svg:x="4.24826in" svg:y="9.49826in" svg:width="3.25in" svg:height="0.5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67">
      <draw:frame draw:id="id53" presentation:style-name="a571" draw:name="Titel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Klik om de stijl te bewerken</text:span><text:span text:style-name="a569" text:class-names=""/></text:p>
        </draw:text-box>
        <svg:title/>
        <svg:desc/>
      </draw:frame>
      <draw:frame draw:id="id54" presentation:style-name="a574" draw:name="Tijdelijke aanduiding voor afbeelding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ijdelijke aanduiding voor tekst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Klik om de modelstijlen te bewerken</text:span></text:p>
            </text:list-item>
          </text:list>
        </draw:text-box>
        <svg:title/>
        <svg:desc/>
      </draw:frame>
      <draw:frame draw:id="id56" presentation:style-name="a582" draw:name="Tijdelijke aanduiding voor datum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10/10/2015</text:date></text:span></text:p>
        </draw:text-box>
        <svg:title/>
        <svg:desc/>
      </draw:frame>
      <draw:frame draw:id="id57" presentation:style-name="a585" draw:name="Tijdelijke aanduiding voor voettekst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Tijdelijke aanduiding voor dianumm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Tijdelijke aanduiding voor koptekst 1" svg:x="0in" svg:y="0in" svg:width="3.25in" svg:height="0.5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Tijdelijke aanduiding voor datum 2" svg:x="4.24826in" svg:y="0in" svg:width="3.25in" svg:height="0.5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597" draw:name="Tijdelijke aanduiding voor dia-afbeelding 3">
          <svg:title/>
          <svg:desc/>
        </draw:page-thumbnail>
        <draw:frame draw:id="id8" presentation:style-name="a613" draw:name="Tijdelijke aanduiding voor notities 4" svg:x="0.75in" svg:y="4.75in" svg:width="6in" svg:height="4.5in" presentation:class="notes" presentation:placeholder="false">
          <draw:text-box>
            <text:p text:style-name="a599" text:class-names="" text:cond-style-name=""><text:span text:style-name="a598" text:class-names="">Klik om de modelstijlen te bewerken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Tweede niveau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Vijfde niveau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Tijdelijke aanduiding voor voettekst 5" svg:x="0in" svg:y="9.49826in" svg:width="3.25in" svg:height="0.5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Tijdelijke aanduiding voor dianummer 6" svg:x="4.24826in" svg:y="9.49826in" svg:width="3.25in" svg:height="0.5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22">
      <draw:frame draw:id="id59" presentation:style-name="a626" draw:name="Titel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Klik om de stijl te bewerken</text:span><text:span text:style-name="a624" text:class-names=""/></text:p>
        </draw:text-box>
        <svg:title/>
        <svg:desc/>
      </draw:frame>
      <draw:frame draw:id="id60" presentation:style-name="a643" draw:name="Tijdelijke aanduiding voor verticale tekst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Klik om de modelstijlen te bewerken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Tweede niveau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Vijfde niveau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Tijdelijke aanduiding voor datum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10/10/2015</text:date></text:span></text:p>
        </draw:text-box>
        <svg:title/>
        <svg:desc/>
      </draw:frame>
      <draw:frame draw:id="id62" presentation:style-name="a650" draw:name="Tijdelijke aanduiding voor voettekst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Tijdelijke aanduiding voor dianumm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Tijdelijke aanduiding voor koptekst 1" svg:x="0in" svg:y="0in" svg:width="3.25in" svg:height="0.5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Tijdelijke aanduiding voor datum 2" svg:x="4.24826in" svg:y="0in" svg:width="3.25in" svg:height="0.5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662" draw:name="Tijdelijke aanduiding voor dia-afbeelding 3">
          <svg:title/>
          <svg:desc/>
        </draw:page-thumbnail>
        <draw:frame draw:id="id8" presentation:style-name="a678" draw:name="Tijdelijke aanduiding voor notities 4" svg:x="0.75in" svg:y="4.75in" svg:width="6in" svg:height="4.5in" presentation:class="notes" presentation:placeholder="false">
          <draw:text-box>
            <text:p text:style-name="a664" text:class-names="" text:cond-style-name=""><text:span text:style-name="a663" text:class-names="">Klik om de modelstijlen te bewerken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Tweede niveau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Vijfde niveau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Tijdelijke aanduiding voor voettekst 5" svg:x="0in" svg:y="9.49826in" svg:width="3.25in" svg:height="0.5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Tijdelijke aanduiding voor dianummer 6" svg:x="4.24826in" svg:y="9.49826in" svg:width="3.25in" svg:height="0.5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687">
      <draw:frame draw:id="id64" presentation:style-name="a691" draw:name="Verticale titel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Klik om de stijl te bewerken</text:span><text:span text:style-name="a689" text:class-names=""/></text:p>
        </draw:text-box>
        <svg:title/>
        <svg:desc/>
      </draw:frame>
      <draw:frame draw:id="id65" presentation:style-name="a708" draw:name="Tijdelijke aanduiding voor verticale tekst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Klik om de modelstijlen te bewerken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Tweede niveau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Derde niveau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Vijfde niveau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Tijdelijke aanduiding voor datum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10/10/2015</text:date></text:span></text:p>
        </draw:text-box>
        <svg:title/>
        <svg:desc/>
      </draw:frame>
      <draw:frame draw:id="id67" presentation:style-name="a715" draw:name="Tijdelijke aanduiding voor voettekst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Tijdelijke aanduiding voor dianumm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Tijdelijke aanduiding voor koptekst 1" svg:x="0in" svg:y="0in" svg:width="3.25in" svg:height="0.5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Tijdelijke aanduiding voor datum 2" svg:x="4.24826in" svg:y="0in" svg:width="3.25in" svg:height="0.5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41667in" svg:y="0.75in" svg:width="6.66667in" svg:height="3.75in" presentation:class="page" draw:id="id7" presentation:style-name="a727" draw:name="Tijdelijke aanduiding voor dia-afbeelding 3">
          <svg:title/>
          <svg:desc/>
        </draw:page-thumbnail>
        <draw:frame draw:id="id8" presentation:style-name="a743" draw:name="Tijdelijke aanduiding voor notities 4" svg:x="0.75in" svg:y="4.75in" svg:width="6in" svg:height="4.5in" presentation:class="notes" presentation:placeholder="false">
          <draw:text-box>
            <text:p text:style-name="a729" text:class-names="" text:cond-style-name=""><text:span text:style-name="a728" text:class-names="">Klik om de modelstijlen te bewerken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Tweede niveau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Vijfde niveau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Tijdelijke aanduiding voor voettekst 5" svg:x="0in" svg:y="9.49826in" svg:width="3.25in" svg:height="0.5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Tijdelijke aanduiding voor dianummer 6" svg:x="4.24826in" svg:y="9.49826in" svg:width="3.25in" svg:height="0.5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-presentatie</dc:title>
    <meta:initial-creator>Jonathan Herrewijnen</meta:initial-creator>
    <dc:creator>Jonathan Herrewijnen</dc:creator>
    <meta:creation-date>2015-10-01T17:16:02Z</meta:creation-date>
    <dc:date>2015-10-10T19:54:01Z</dc:date>
    <meta:editing-cycles>4</meta:editing-cycles>
    <meta:editing-duration>PT10592S</meta:editing-duration>
    <meta:document-statistic meta:paragraph-count="12" meta:word-count="25"/>
  </office:meta>
</office:document-meta>
</file>